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aaad" fo:border="0.06pt solid #000000"/>
    </style:style>
    <style:style style:name="ce5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fo:background-color="#00a65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Tamaño</text:p>
          </table:table-cell>
          <table:table-cell table:style-name="ce3" office:value-type="string" calcext:value-type="string">
            <text:p>DyV</text:p>
          </table:table-cell>
          <table:table-cell table:style-name="ce6" office:value-type="string" calcext:value-type="string">
            <text:p>Secuencial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000000225" calcext:value-type="float">
            <text:p>2,25E-07</text:p>
          </table:table-cell>
          <table:table-cell table:style-name="ce5" office:value-type="float" office:value="0.000000268" calcext:value-type="float">
            <text:p>2,68E-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0.000000441" calcext:value-type="float">
            <text:p>4,41E-07</text:p>
          </table:table-cell>
          <table:table-cell table:style-name="ce5" office:value-type="float" office:value="0.000000304" calcext:value-type="float">
            <text:p>3,04E-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float" office:value="0.001074" calcext:value-type="float">
            <text:p>1,07E-03</text:p>
          </table:table-cell>
          <table:table-cell table:style-name="ce5" office:value-type="float" office:value="0.000000292" calcext:value-type="float">
            <text:p>2,92E-0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" office:value-type="float" office:value="0.003748" calcext:value-type="float">
            <text:p>3,75E-03</text:p>
          </table:table-cell>
          <table:table-cell table:style-name="ce5" office:value-type="float" office:value="0.000000743" calcext:value-type="float">
            <text:p>7,43E-0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5" office:value-type="float" office:value="0.000014596" calcext:value-type="float">
            <text:p>1,46E-05</text:p>
          </table:table-cell>
          <table:table-cell table:style-name="ce5" office:value-type="float" office:value="0.002709" calcext:value-type="float">
            <text:p>2,71E-0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5" office:value-type="float" office:value="0.000060902" calcext:value-type="float">
            <text:p>6,09E-05</text:p>
          </table:table-cell>
          <table:table-cell table:style-name="ce5" office:value-type="float" office:value="0.000010007" calcext:value-type="float">
            <text:p>1,00E-0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00265656" calcext:value-type="float">
            <text:p>0,000265656</text:p>
          </table:table-cell>
          <table:table-cell table:style-name="ce5" office:value-type="float" office:value="0.000064266" calcext:value-type="float">
            <text:p>6,43E-0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0148532" calcext:value-type="float">
            <text:p>0,00148532</text:p>
          </table:table-cell>
          <table:table-cell office:value-type="float" office:value="0.000178028" calcext:value-type="float">
            <text:p>0,000178028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0643155" calcext:value-type="float">
            <text:p>0,00643155</text:p>
          </table:table-cell>
          <table:table-cell office:value-type="float" office:value="0.00159423" calcext:value-type="float">
            <text:p>0,0015942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224332" calcext:value-type="float">
            <text:p>0,0224332</text:p>
          </table:table-cell>
          <table:table-cell office:value-type="float" office:value="0.0113916" calcext:value-type="float">
            <text:p>0,01139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938411" calcext:value-type="float">
            <text:p>0,0938411</text:p>
          </table:table-cell>
          <table:table-cell office:value-type="float" office:value="0.0464933" calcext:value-type="float">
            <text:p>0,04649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0.397144" calcext:value-type="float">
            <text:p>0,397144</text:p>
          </table:table-cell>
          <table:table-cell office:value-type="float" office:value="0.259473" calcext:value-type="float">
            <text:p>0,25947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.08038" calcext:value-type="float">
            <text:p>1,08038</text:p>
          </table:table-cell>
          <table:table-cell office:value-type="float" office:value="1.07574" calcext:value-type="float">
            <text:p>1,07574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7.10732" calcext:value-type="float">
            <text:p>7,10732</text:p>
          </table:table-cell>
          <table:table-cell office:value-type="float" office:value="8.89758" calcext:value-type="float">
            <text:p>8,8975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7.7075" calcext:value-type="float">
            <text:p>37,7075</text:p>
          </table:table-cell>
          <table:table-cell office:value-type="float" office:value="55.8599" calcext:value-type="float">
            <text:p>55,8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1:17:43.5765900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01:00:15.929889442</meta:creation-date>
    <dc:date>2020-04-13T01:18:00.805768633</dc:date>
    <meta:editing-duration>PT6M20S</meta:editing-duration>
    <meta:editing-cycles>2</meta:editing-cycles>
    <meta:generator>LibreOffice/6.0.7.3$Linux_X86_64 LibreOffice_project/00m0$Build-3</meta:generator>
    <meta:document-statistic meta:table-count="1" meta:cell-count="48" meta:object-count="0"/>
  </office:meta>
</office:document-meta>
</file>